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PRAISE (75:1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PRAISE (75:1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aph's thanksgiving (7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aph's testimony (75: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SAPH'S PRAISE (75:1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ASAPH'S PROMISE (75:2-8, 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ASAPH'S PROMISE (75:2-8, 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unishes the wicked (75:2-5, 8, 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will protect and promote the godly (75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SAPH'S PRAISE (75:1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ASAPH'S PROMISE (75:2-8, 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5 </dc:title>
    <meta:initial-creator>David STRICKLAND</meta:initial-creator>
    <dc:creator>David STRICKLAND</dc:creator>
    <meta:creation-date>2020-02-22T17:38:45Z</meta:creation-date>
    <dc:date>2020-02-22T17:38:46Z</dc:date>
    <meta:template xlink:href="BibleStudy" xlink:type="simple"/>
    <meta:editing-cycles>1</meta:editing-cycles>
    <meta:editing-duration>PT0S</meta:editing-duration>
    <meta:document-statistic meta:paragraph-count="14" meta:word-count="90"/>
  </office:meta>
</office:document-meta>
</file>